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c41f" officeooo:paragraph-rsid="0003c41f"/>
    </style:style>
    <style:style style:name="P2" style:family="paragraph" style:parent-style-name="Standard">
      <style:text-properties fo:font-weight="bold" officeooo:rsid="0003c41f" officeooo:paragraph-rsid="0003c41f" style:font-weight-asian="bold" style:font-weight-complex="bold"/>
    </style:style>
    <style:style style:name="P3" style:family="paragraph" style:parent-style-name="Standard">
      <style:text-properties officeooo:paragraph-rsid="0003c41f"/>
    </style:style>
    <style:style style:name="P4" style:family="paragraph" style:parent-style-name="Standard">
      <style:text-properties officeooo:paragraph-rsid="0003d667"/>
    </style:style>
    <style:style style:name="P5" style:family="paragraph" style:parent-style-name="Standard">
      <style:text-properties fo:font-weight="bold" officeooo:paragraph-rsid="0003d667" style:font-weight-asian="bold" style:font-weight-complex="bold"/>
    </style:style>
    <style:style style:name="P6" style:family="paragraph" style:parent-style-name="Standard">
      <style:text-properties fo:font-weight="normal" officeooo:rsid="0003c41f" officeooo:paragraph-rsid="0003d667" style:font-weight-asian="normal" style:font-weight-complex="normal"/>
    </style:style>
    <style:style style:name="P7" style:family="paragraph" style:parent-style-name="Standard">
      <style:text-properties fo:font-weight="bold" officeooo:rsid="0003c41f" officeooo:paragraph-rsid="0003d667" style:font-weight-asian="bold" style:font-weight-complex="bold"/>
    </style:style>
    <style:style style:name="P8" style:family="paragraph" style:parent-style-name="Standard">
      <style:text-properties fo:font-weight="bold" officeooo:paragraph-rsid="0003eb1c" style:font-weight-asian="bold" style:font-weight-complex="bold"/>
    </style:style>
    <style:style style:name="P9" style:family="paragraph" style:parent-style-name="Standard">
      <style:text-properties officeooo:paragraph-rsid="0003eb1c"/>
    </style:style>
    <style:style style:name="P10" style:family="paragraph" style:parent-style-name="Standard">
      <style:text-properties fo:font-weight="bold" officeooo:rsid="0003c41f" officeooo:paragraph-rsid="0003eb1c" style:font-weight-asian="bold" style:font-weight-complex="bold"/>
    </style:style>
    <style:style style:name="T1" style:family="text">
      <style:text-properties officeooo:rsid="0003d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go Otero</text:p>
      <text:p text:style-name="P2"/>
      <text:p text:style-name="P2">¿Coñeces que dereitos se proclaman na Declaración Universal dos Dereitos Humanos? Cita aqueles que consideres (na tua opinión) máis importantes. ¿Crees que algúns non se están respetando na tua contorna?</text:p>
      <text:p text:style-name="P1"/>
      <text:p text:style-name="P1">Derecho a la vida y liberdad</text:p>
      <text:p text:style-name="P1"/>
      <text:p text:style-name="P1">Derecho a la educación </text:p>
      <text:p text:style-name="P1"/>
      <text:p text:style-name="P1">D<text:span text:style-name="T1">e</text:span>recho al trabajo en condiciones dignas</text:p>
      <text:p text:style-name="P3"/>
      <text:p text:style-name="P4">Na miña contorna, creo que algúns destes dereitos non se están respectando plenamente. Por exemplo, hai moita precariedade laboral, con contratos temporais e salarios baixos que non permiten unha vida digna. Tamén se pode ver desigualdade no acceso á educación, xa que non todas as persoas teñen as mesmas oportunidades debido a barreiras económicas. </text:p>
      <text:p text:style-name="P4"/>
      <text:p text:style-name="P4"/>
      <text:p text:style-name="P5">Inves<text:span text:style-name="T1">ti</text:span>ga cales son os puntos máis polémicos da Axenda 2030 e explica por que reciben tantas crí<text:span text:style-name="T1">t</text:span>cas. </text:p>
      <text:p text:style-name="P2"/>
      <text:p text:style-name="P4">A Axenda 2030 é un plan global para o desenvolvemento sostible, pero tamén ten aspectos polémicos que xeran críticas. Algúns dos máis debatidos son: </text:p>
      <text:p text:style-name="P4"/>
      <text:p text:style-name="P4">- Control sobre a economía e a soberanía dos países: Algunhas persoas consideran que a Axenda 2030 impón directrices que poden limitar a capacidade dos gobernos para tomar decisións económicas propias. </text:p>
      <text:p text:style-name="P4">- Cambio climático e transición enerxética: O impulso de enerxías renovables leva críticas por parte de sectores que dependen dos combustibles fósiles, xa que afecta a certos empregos. </text:p>
      <text:p text:style-name="P4">- Implicacións sociais e culturais: Algúns ven os ODS como unha forma de influír nas políticas sociais dos países, o que xera rexeitamento en grupos máis conservadores. </text:p>
      <text:p text:style-name="P4">- Desigualdade no cumprimento dos obxectivos: Non todos os países avanzan ao mesmo ritmo, e iso pode xerar frustración e desigualdades no desenvolvemento. </text:p>
      <text:p text:style-name="P4"/>
      <text:p text:style-name="P6">A maioría das críticas veñen de sectores que consideran que a Axenda 2030 ten unha aplicación pouco realista ou que pode afectar a certos grupos económicos. </text:p>
      <text:p text:style-name="P7"/>
      <text:p text:style-name="P7"/>
      <text:p text:style-name="P8">O ODS 8: "Traballo decente e crecemento económico" busca “promover o crecemento económico inclusivo e sostible, o emprego e o traballo decente para todos”. Define coas túas palabras os seguintes conceptos: </text:p>
      <text:p text:style-name="P9"/>
      <text:p text:style-name="P9">- Traballo decente: Un emprego que garante condicións laborais xustas, un salario digno, seguridade no posto de traballo e respecto polos dereitos dos traballadores. </text:p>
      <text:p text:style-name="P9">- Desemprego: Situación na que unha persoa que busca traballo activamente non consegue atopalo. Pode deberse a crises económicas, cambios no mercado laboral ou falta de formación adecuada. </text:p>
      <text:p text:style-name="P9">- Precariedade laboral: Condicións de traballo inestables, con contratos temporais, baixos salarios e pouca protección social, o que fai que os traballadores teñan poucas garantías de futuro. </text:p>
      <text:p text:style-name="P9">- Brecha salarial: Diferenza de soldo entre distintos grupos de persoas, como homes e mulleres ou traballadores de diferentes sectores, que non sempre está xustificada pola experiencia ou formación. 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08:25:21.577000000</meta:creation-date>
    <dc:date>2025-02-10T08:30:14.105000000</dc:date>
    <meta:editing-duration>PT1M31S</meta:editing-duration>
    <meta:editing-cycles>1</meta:editing-cycles>
    <meta:document-statistic meta:table-count="0" meta:image-count="0" meta:object-count="0" meta:page-count="1" meta:paragraph-count="18" meta:word-count="417" meta:character-count="2726" meta:non-whitespace-character-count="2313"/>
    <meta:generator>LibreOffice/24.8.4.2$Windows_X86_64 LibreOffice_project/bb3cfa12c7b1bf994ecc5649a80400d06cd71002</meta:generator>
  </office:meta>
</office:document-meta>
</file>